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3">
            <text:p>13</text:p>
          </table:table-cell>
          <table:table-cell>
            <draw:frame table:end-cell-address="Sheet1.S37" table:end-x="0.4169in" table:end-y="0.1256in" draw:z-index="0" draw:style-name="gr1" draw:text-style-name="P1" svg:width="15.4906in" svg:height="6.487in" svg:x="0.0398in" svg:y="0.0394in">
              <draw:object draw:notify-on-update-of-ranges="Sheet1.A1:Sheet1.A370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70">
            <text:p>70</text:p>
          </table:table-cell>
          <table:table-cell>
            <draw:frame table:end-cell-address="Sheet2.S39" table:end-x="0.4169in" table:end-y="0.0736in" draw:z-index="0" draw:style-name="gr1" draw:text-style-name="P1" svg:width="15.4862in" svg:height="6.7882in" svg:x="0.0441in" svg:y="0.0417in">
              <draw:object draw:notify-on-update-of-ranges="Sheet2.A1:Sheet2.A9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 office:value-type="float" office:value="-8">
            <text:p>-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>
            <draw:frame table:end-cell-address="Sheet3.W40" table:end-x="0.1209in" table:end-y="0.0839in" draw:z-index="0" draw:style-name="gr1" draw:text-style-name="P1" svg:width="18.8339in" svg:height="6.1083in" svg:x="0.8453in" svg:y="0.0209in">
              <draw:object draw:notify-on-update-of-ranges="Sheet3.A1:Sheet3.A6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-3">
            <text:p>-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-2">
            <text:p>-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-8">
            <text:p>-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21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idiu Mura</meta:initial-creator>
    <meta:creation-date>2019-10-20T21:16:31.54</meta:creation-date>
    <dc:date>2019-10-20T21:41:59.87</dc:date>
    <dc:creator>Ovidiu Mura</dc:creator>
    <meta:editing-duration>PT15M6S</meta:editing-duration>
    <meta:editing-cycles>1</meta:editing-cycles>
    <meta:generator>OpenOffice/4.1.6$Win32 OpenOffice.org_project/416m1$Build-9790</meta:generator>
    <meta:document-statistic meta:table-count="3" meta:cell-count="19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347cm" svg:height="16.478cm" xlink:href=".." xlink:type="simple" chart:class="chart:bar" chart:style-name="ch1">
        <chart:title svg:x="18.584cm" svg:y="0.465cm" chart:style-name="ch2">
          <text:p>Instance 1</text:p>
        </chart:title>
        <chart:legend chart:legend-position="end" svg:x="37.084cm" svg:y="7.927cm" style:legend-expansion="high" chart:style-name="ch3"/>
        <chart:plot-area chart:style-name="ch4" table:cell-range-address="Sheet1.A1:Sheet1.A3705" svg:x="1.236cm" svg:y="2.231cm" svg:width="34.276cm" svg:height="13.498cm">
          <chartooo:coordinate-region svg:x="2.043cm" svg:y="2.443cm" svg:width="33.151cm" svg:height="13.0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1:Sheet1.A3705" chart:class="chart:bar">
            <chart:data-point chart:repeated="37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1.A1:Sheet1.A37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336cm" svg:height="17.243cm" xlink:href=".." xlink:type="simple" chart:class="chart:bar" chart:style-name="ch1">
        <chart:title svg:x="18.579cm" svg:y="0.48cm" chart:style-name="ch2">
          <text:p>Instance 2</text:p>
        </chart:title>
        <chart:legend chart:legend-position="end" svg:x="37.073cm" svg:y="8.309cm" style:legend-expansion="high" chart:style-name="ch3"/>
        <chart:plot-area chart:style-name="ch4" table:cell-range-address="Sheet2.A1:Sheet2.A99" svg:x="1.236cm" svg:y="2.291cm" svg:width="34.265cm" svg:height="14.188cm">
          <chartooo:coordinate-region svg:x="2.043cm" svg:y="2.503cm" svg:width="33.44cm" svg:height="12.8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A1:Sheet2.A99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2.A1:Sheet2.A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839cm" svg:height="15.516cm" xlink:href=".." xlink:type="simple" chart:class="chart:bar" chart:style-name="ch1">
        <chart:title svg:x="22.83cm" svg:y="0.446cm" chart:style-name="ch2">
          <text:p>Instance 3</text:p>
        </chart:title>
        <chart:legend chart:legend-position="end" svg:x="45.576cm" svg:y="7.446cm" style:legend-expansion="high" chart:style-name="ch3"/>
        <chart:plot-area chart:style-name="ch4" table:cell-range-address="Sheet3.A1:Sheet3.A63" svg:x="1.406cm" svg:y="2.155cm" svg:width="42.258cm" svg:height="12.631cm">
          <chartooo:coordinate-region svg:x="2.133cm" svg:y="2.367cm" svg:width="41.531cm" svg:height="12.2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3.A1:Sheet3.A63" chart:class="chart:bar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Sheet3.A1:Sheet3.A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